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WWNum1"/>
    <style:style style:name="P2" style:family="paragraph" style:parent-style-name="Standard" style:list-style-name="WWNum2"/>
    <style:style style:name="P3" style:family="paragraph" style:parent-style-name="Standard" style:list-style-name="WWNum3"/>
    <style:style style:name="P4" style:family="paragraph" style:parent-style-name="Standard" style:list-style-name="WWNum4"/>
    <style:style style:name="P5" style:family="paragraph" style:parent-style-name="Standard" style:list-style-name="WWNum5"/>
    <style:style style:name="P6" style:family="paragraph" style:parent-style-name="Standard">
      <style:text-properties officeooo:rsid="000a2a24" officeooo:paragraph-rsid="000a2a24"/>
    </style:style>
    <style:style style:name="P7" style:family="paragraph" style:parent-style-name="Standard" style:master-page-name="Standard">
      <style:paragraph-properties style:page-number="auto"/>
    </style:style>
    <style:style style:name="T1" style:family="text">
      <style:text-properties fo:font-size="18pt" fo:language="en" fo:country="US" fo:font-weight="bold" style:font-size-asian="18pt" style:font-weight-asian="bold" style:font-size-complex="18pt" style:font-weight-complex="bold"/>
    </style:style>
    <style:style style:name="T2" style:family="text">
      <style:text-properties fo:font-size="12pt" fo:language="en" fo:country="US" fo:font-weight="bold" style:font-size-asian="12pt" style:font-weight-asian="bold" style:font-size-complex="12pt" style:font-weight-complex="bold"/>
    </style:style>
    <style:style style:name="T3" style:family="text">
      <style:text-properties style:text-position="super 58%" fo:font-size="12pt" fo:language="en" fo:country="US" fo:font-weight="bold" style:font-size-asian="12pt" style:font-weight-asian="bold" style:font-size-complex="12pt"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officeooo:rsid="000a2a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ext:s text:c="48"/>Phase 4</text:span></text:p>
      <text:p text:style-name="Standard"><text:span text:style-name="T1"><text:s text:c="28"/>Documentation: Development Part 2</text:span></text:p>
      <text:p text:style-name="Standard"><text:span text:style-name="T2">Project: Big Data Analysis</text:span></text:p>
      <text:p text:style-name="Standard"><text:span text:style-name="T2">Phase 4 Submission by:</text:span></text:p>
      <text:p text:style-name="P6"><text:span text:style-name="T2">Naveenkumar</text:span></text:p>
      <text:p text:style-name="Standard"><text:span text:style-name="T2">Year: 3</text:span><text:span text:style-name="T3">rd</text:span><text:span text:style-name="T2"> year, Information Technology(I.T)</text:span></text:p>
      <text:p text:style-name="Standard"><text:span text:style-name="T5">Introduction</text:span></text:p>
      <text:p text:style-name="Standard"><text:span text:style-name="T4">Hello, I am </text:span><text:span text:style-name="T6">Naveenkumar</text:span><text:span text:style-name="T4">, and in this documentation, I will introduce you to the world of applying more complex analysis techniques. We will explore the use of advanced methods, including machine learning algorithms, time series analysis, and sentiment analysis, tailored to the dataset and specific objectives. Additionally, we will delve into the creation of insightful visualizations to effectively communicate the outcomes of our analysis.</text:span></text:p>
      <text:p text:style-name="Standard"><text:span text:style-name="T5">1. Selecting Complex Analysis Techniques</text:span></text:p>
      <text:p text:style-name="Standard"><text:span text:style-name="T4">To embark on this analytical journey, it is paramount to carefully select the analysis techniques. The choice of methodology depends on the nature of the dataset and the specific objectives at hand. Here are some considerations:</text:span></text:p>
      <text:list xml:id="list3871189173" text:style-name="WWNum1">
        <text:list-item>
          <text:p text:style-name="P1"><text:span text:style-name="T5">Machine Learning Algorithms</text:span><text:span text:style-name="T4">: These come to the forefront for tasks involving predictive modeling, classification, clustering, and regression. Our selection of algorithms will be guided by the problem we intend to solve.</text:span></text:p>
        </text:list-item>
        <text:list-item>
          <text:p text:style-name="P1"><text:span text:style-name="T5">Time Series Analysis</text:span><text:span text:style-name="T4">: When dealing with data collected over time, such as stock prices, weather data, or sales figures, time series analysis helps identify trends and make forecasts.</text:span></text:p>
        </text:list-item>
        <text:list-item>
          <text:p text:style-name="P1"><text:span text:style-name="T5">Sentiment Analysis</text:span><text:span text:style-name="T4">: This technique is particularly valuable for text data. It allows us to decipher the emotional tone within textual content. Applications range from social media monitoring to customer feedback analysis.</text:span></text:p>
        </text:list-item>
      </text:list>
      <text:p text:style-name="Standard"><text:span text:style-name="T5">2. Data Preparation</text:span></text:p>
      <text:p text:style-name="Standard"><text:span text:style-name="T4">Before we can apply these advanced techniques, a solid foundation must be laid through data preparation. This phase encompasses data cleaning, preprocessing, and feature engineering, ensuring that the dataset is optimized for analysis.</text:span></text:p>
      <text:p text:style-name="Standard"><text:span text:style-name="T5">3. Applying Machine Learning Algorithms</text:span></text:p>
      <text:p text:style-name="Standard"><text:span text:style-name="T4">In the realm of machine learning, we shall:</text:span></text:p>
      <text:list xml:id="list3547599555" text:style-name="WWNum2">
        <text:list-item>
          <text:p text:style-name="P2"><text:span text:style-name="T5">Select Algorithms</text:span><text:span text:style-name="T4">: The choice of the appropriate machine learning algorithms is crucial, encompassing options like regression, decision trees, </text:span><text:soft-page-break/><text:span text:style-name="T4">neural networks, and clustering algorithms, tailored to our analysis objectives.</text:span></text:p>
        </text:list-item>
        <text:list-item>
          <text:p text:style-name="P2"><text:span text:style-name="T5">Train and Test Models</text:span><text:span text:style-name="T4">: The dataset will be divided into training and testing sets, models will be trained, and their performance evaluated using pertinent metrics.</text:span></text:p>
        </text:list-item>
        <text:list-item>
          <text:p text:style-name="P2"><text:span text:style-name="T5">Tune Hyperparameters</text:span><text:span text:style-name="T4">: Optimization is achieved through the fine-tuning of model hyperparameters.</text:span></text:p>
        </text:list-item>
      </text:list>
      <text:p text:style-name="Standard"><text:span text:style-name="T5">4. Time Series Analysis</text:span></text:p>
      <text:p text:style-name="Standard"><text:span text:style-name="T4">For the world of time series analysis, the journey includes:</text:span></text:p>
      <text:list xml:id="list2856186437" text:style-name="WWNum3">
        <text:list-item>
          <text:p text:style-name="P3"><text:span text:style-name="T5">Exploratory Data Analysis</text:span><text:span text:style-name="T4">: Delving into the understanding of time-dependent patterns, trends, and seasonality in the data.</text:span></text:p>
        </text:list-item>
        <text:list-item>
          <text:p text:style-name="P3"><text:span text:style-name="T5">Modeling</text:span><text:span text:style-name="T4">: We employ techniques such as ARIMA (AutoRegressive Integrated Moving Average) or Prophet for the purpose of forecasting.</text:span></text:p>
        </text:list-item>
      </text:list>
      <text:p text:style-name="Standard"><text:span text:style-name="T5">5. Sentiment Analysis</text:span></text:p>
      <text:p text:style-name="Standard"><text:span text:style-name="T4">In the domain of sentiment analysis, we will:</text:span></text:p>
      <text:list xml:id="list3562169594" text:style-name="WWNum4">
        <text:list-item>
          <text:p text:style-name="P4"><text:span text:style-name="T5">Text Preprocessing</text:span><text:span text:style-name="T4">: We start by cleaning and preprocessing the text data, removing stopwords, punctuation, and converting text to lowercase.</text:span></text:p>
        </text:list-item>
        <text:list-item>
          <text:p text:style-name="P4"><text:span text:style-name="T5">Sentiment Classification</text:span><text:span text:style-name="T4">: Leveraging natural language processing (NLP) techniques and sentiment analysis libraries to classify text into positive, negative, or neutral sentiment.</text:span></text:p>
        </text:list-item>
      </text:list>
      <text:p text:style-name="Standard"><text:span text:style-name="T5">6. Creating Visualizations</text:span></text:p>
      <text:p text:style-name="Standard"><text:span text:style-name="T4">No analysis is complete without the aid of compelling visualizations. We will harness the power of tools like Matplotlib, Plotly, or IBM Watson Studio to craft:</text:span></text:p>
      <text:list xml:id="list527283623" text:style-name="WWNum5">
        <text:list-item>
          <text:p text:style-name="P5"><text:span text:style-name="T5">Bar Charts and Pie Charts</text:span><text:span text:style-name="T4">: Ideal for representing categorical data.</text:span></text:p>
        </text:list-item>
        <text:list-item>
          <text:p text:style-name="P5"><text:span text:style-name="T5">Line Charts and Scatter Plots</text:span><text:span text:style-name="T4">: Perfect for illustrating trends and relationships.</text:span></text:p>
        </text:list-item>
        <text:list-item>
          <text:p text:style-name="P5"><text:span text:style-name="T5">Heatmaps and Geospatial Visualizations</text:span><text:span text:style-name="T4">: Designed for visualizing spatial data.</text:span></text:p>
        </text:list-item>
        <text:list-item>
          <text:p text:style-name="P5"><text:span text:style-name="T5">Word Clouds and Sentiment Plots</text:span><text:span text:style-name="T4">: An essential part of presenting sentiment analysis results.</text:span></text:p>
        </text:list-item>
      </text:list>
      <text:p text:style-name="Standard"><text:span text:style-name="T5">7. Conclusion</text:span></text:p>
      <text:p text:style-name="Standard"><text:span text:style-name="T4">This documentation provides you with a comprehensive introduction to the application of more complex analysis techniques, including machine learning algorithms, time series analysis, and sentiment analysis. Through careful selection of techniques and the skillful creation of visualizations, we can unlock valuable insights from data, allowing us to make informed decisions. Always keep in mind that the choice of technique should align seamlessly with the dataset and the objectives you aim to achiev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meta:initial-creator>
    <meta:editing-cycles>2</meta:editing-cycles>
    <meta:creation-date>2023-10-25T09:14:00</meta:creation-date>
    <dc:date>2023-10-26T21:48:36.980531832</dc:date>
    <meta:editing-duration>PT4M57S</meta:editing-duration>
    <meta:generator>LibreOffice/6.0.7.3$Linux_X86_64 LibreOffice_project/00m0$Build-3</meta:generator>
    <meta:document-statistic meta:table-count="0" meta:image-count="0" meta:object-count="0" meta:page-count="2" meta:paragraph-count="36" meta:word-count="588" meta:character-count="4133" meta:non-whitespace-character-count="3519"/>
    <meta:user-defined meta:name="AppVersion">12.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